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GmtModified( java . sql . Timestamp gm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lenolix_8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lenolix_8.test_for_objec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ser.setGmtCreate( java . sql . Date gmt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Gm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sBoy( Boolean isBo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Gmt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BirthDay( Date birthD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Birth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sB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